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b8c7"/>
    </style:style>
    <style:style style:name="P2" style:family="paragraph" style:parent-style-name="Standard">
      <style:text-properties officeooo:paragraph-rsid="0002b8c7"/>
    </style:style>
    <style:style style:name="T1" style:family="text">
      <style:text-properties officeooo:rsid="0002b8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100,99,98,97,96,95,94,93,92,91,90,89,88,87,86,85,84,83,82,81,80,79,78,77,76,75,74,73,72,71,70,<text:span text:style-name="T1">6</text:span>9,68,67,66,65,64,63,62,61,60,59,58,57,56,55,54,53,52,51,1,2,3,4,5,6,7,8,9,10,11,12,13,14,15,16,17,18,19,20,21,22,23,24,25,26,27,28,29,30,31,32,33,34,35,36,37,38,39,40,<text:span text:style-name="T1">4</text:span>1,42,43, 44,45,46,47,48,49</text:p>
      <text:p text:style-name="P1"/>
      <text:p text:style-name="P1">1,99,2,98,3,97,4,96,5,95,6,94,7,93,8,92,9,91,10,90,11,89,12,88,13,87,14,86,15,85,16,84,17,83,18,82,19,81,20,80,21,79,22,78,23,77,24,76,25,75,26,74,27,73,28,72,29,71,30,70,31,69,32,68,33,67,34,66,35,65,36,64,37,63,38,62,39,61,40,60,41,59,42,58,43,57,44,56,45,55,46,54,47,53,48,52,49,51,50,50,51,49,52,48,53,47,54,46,55,45,56,44,57,43,58,42,59,41,60,40,61,39,62,38,63,37,64,36,65,35,66,34,67,33,68,32,69,31,70,30,71,29,72,28,73,27,74,26,75,25,76,24,77,23,78,22,79,21,80,20,81,19,82,18,83,17,84,16,85,15,86,14,87,13,88,12,89,11,90,10,91,9,92,8,93,7,94,6,95,5,96,4,97,3,98,2,99,1,100</text:p>
      <text:p text:style-name="P1"/>
      <text:p text:style-name="P1">53,293,133,415,1,35,442,364,172,421,300,341,8,321,435,286,410,131,299,185,300,500,393,283,455,193,171,493,96,307,375,265,135,379,392,416,30,89,344,239,190,344,82,361,280,284,57,46,74,19,181,231,86,442,195,71,251,449,122,369,212,106,391,319,273,143,498,78,9,63,20,167,198,132,482,384,57,467,282,491,248,127,489,335,383,351,417,468,477,134,75,44,402,448,421,87,219,311,96,275,17,261,348,151,238,360,13,262,142,356,124,40,492,212,221,213,37,279,361,379,98,95,280,169,409,275,372,453,369,112,128,89,124,382,389,468,411,443,317,189,71,48,322,86,87,220,297,105,207,349,272,304,256,86,205,242,392,46,253,25,482,84,16,241,479,322,74,346,238,373,425,78,11,20,472,418,219,37,287,319,205,101,193,223,264,295,426,487,447,49,288,46,349,56,24,150,446,270,468,337,43,399,109,2,447,195,365,132,170,28,357,142,351,110,297,20,484,69,451,247,163,436,337,71,113,68,408,327,293,304,363,191,235,95,252,220,393,17,481,273,410,182,398,188,402,445,330,318,165,248,154,139,46,80,117,219,372,280,24,10,371,116,324,180,113,435,213,242,347,182,224,184,62,412,469,296,234,186,402,253,334,112,411,440,402,495,168,281,251,73,452,235,176,83,448,82,454,487,363,346,47,324,482,205,257,59,123,433,473,323,35,433,47,115,108,206,236,370,304,325,332,289,266,20,190,233,172,125,407,129,439,439,348,148,56,493,109,131,249,321,235,488,141,467,400,357,228,8,199,316,63,482,476,154,383,62,389,377,55,481,324,6,205,178,234,256,240,315,149,164,435,380,185,197,149,369,250,105,22,460,159,208,376,51,265,358,391,384,409,52,365,451,242,329,439,185,165,88,20,136,429,159,459,480,144,22,321,146,490,386,96,494,474,490,495,93,151,203,205,435,259,305,419,80,354,233,195,259,410,177,431,58,179,203,85,249,416,195,411,301,9,306,343,45,259,211,197,371,294,52,410,303,167,410,68,287,229,28,368,147,348,487,312,53,23,321,260,485,3,271,450,107,335,423,400,231,339,471,222,314,160,467,411,383,90,422,450,363,462,46,2,264,88,56,44,488,103,355,337,51</text:p>
      <text:p text:style-name="P1"/>
      <text:p text:style-name="P1">394,219,486,186,365,155,296,374,292,137,483,216,462,471,476,428,71,469,219,33,177,197,161,191,358,431,56,317,226,189,265,173,39,76,397,375,385,86,145,278,125,303,9,294,431,322,268,140,95,476,372,19,234,88,478,32,406,399,21,240,150,272,469,182,180,253,398,228,343,183,179,499,162,241,224,240,88,241,179,5,477,176,395,157,160,28,307,24,475,54,42,421,285,336,379,129,121,468,365,483,303,406,129,69,293,334,352,55,125,278,92,391,415,144,143,244,470,379,90,128,403,287,191,108,4,1,383,296,142,91,203,492,423,101,403,357,245,31,176,429,120,402,372,222,297,201,46,341,246,39,216,7,363,303,478,45,296,138,408,420,183,20,126,151,370,38,333,239,342,358,449,119,346,362,239,337,67,84,377,486,322,343,387,253,169,389,339,167,311,406,332,488,28,146,368,491,188,343,100,378,423,264,484,301,267,220,429,249,438,217,292,387,6,188,322,496,245,473,487,298,381,199,36,304,297,211,14,11,386,285,393,353,473,475,156,129,281,463,266,124,82,250,51,196,385,51,135,222,436,483,438,347,24,285,309,366,325,212,455,342,385,380,291,330,123,463,483,197,496,396,438,203,319,497,428,329,369,194,22,27,112,81,313,315,384,283,181,383,272,79,409,81,119,152,184,364,450,152,296,407,437,263,255,111,190,169,102,452,375,244,101,269,317,135,196,161,349,384,3,157,219,332,451,49,464,125,487,443,34,283,298,402,353,136,176,340,183,332,346,53,237,492,304,175,228,340,451,435,368,265,364,289,51,332,51,282,118,379,140,159,458,259,278,407,35,262,377,276,399,61,165,274,360,158,56,379,390,378,238,38,449,395,157,3<text:soft-page-break/>47,496,362,63,9,41,33,110,12,53,416,257,494,285,139,463,483,413,4,191,85,299,322,97,272,279,240,235,473,314,350,62,99,161,389,56,225,45,210,350,140,381,374,196,133,49,415,395,422,98,433,283,341,2,192,63,464,168,464,350,408,498,260,389,227,384,313,456,214,307,222,297,237,260,446,459,193,401,385,415,379,336,342,254,298,184,441,29,211,451,181,485,118,319,91,467,457,40,10,212,301,380,8,337,198,349,331,418,79,145,402,141,256,40,118,121,158,283,486,333,324,156,274,235,350,180,434,445,468,482,337,367,71,494,368,23,62,38,184,450,406,132,327,185,356,103,60,191,67,21,12,233,192,2,271,242,349,329,228,97,22,293,214,300,37,169,213,329,71,394,243,435,25,76,482,44,242,191,195,453,423,104,243,425,486,379,386,412,434,127,175,320,472,267,197,45,229,117,447,174,490,350,213,229,452,356,134,411,416,60,210,158,490,270,91,193,500,37,418,79,33,84,55,184,157,91,79,481,35,471,95,258</text:p>
      <text:p text:style-name="P1"/>
      <text:p text:style-name="P1">352,420,5,186,428,9,77,356,399,439,81,272,190,303,1,464,357,91,377,33,353,348,320,279,26,380,113,413,247,66,15,197,252,304,214,410,468,156,167,152,254,495,350,377,38,343,310,97,387,359,354,405,231,188,380,397,121,360,21,107,20,14,64,322,221,302,262,324,466,333,474,104,432,245,359,360,448,11,226,469,252,272,366,395,397,56,308,219,52,373,305,49,322,374,245,145,385,242,304,258,101,3,145,475,81,107,366,388,21,60,427,54,216,256,471,300,219,26,402,63,116,83,443,162,305,18,161,89,249,476,294,105,432,201,411,380,170,196,47,35,264,44,186,94,216,249,23,254,422,5,479,239,224,494,312,395,446,357,175,327,421,441,461,10,366,31,183,397,223,418,230,283,109,106,322,329,360,112,412,453,172,297,320,274,360,357,488,122,64,453,358,480,381,128,329,441,151,62,454,49,326,400,262,205,18,87,94,227,110,210,345,358,298,119,497,436,124,293,269,331,24,479,18,140,87,375,149,156,351,33,70,25,180,332,34,335,264,105,297,109,495,292,75,437,134,23,264,349,239,313,335,299,450,171,97,107,390,390,464,218,443,223,333,366,369,410,298,45,11,258,335,60,368,71,250,352,420,132,6,386,47,95,263,487,308,21,151,482,399,268,441,186,146,17,355,186,285,203,155,293,168,174,190,403,186,461,244,36,481,8,282,232,13,12,284,130,283,409,340,437,112,122,34,427,399,315,437,298,335,312,367,404,399,364,133,452,180,189,135,429,409,370,62,463,143,73,260,478,76,17,145,413,376,112,21,196,5,317,270,355,209,257,276,262,249,332,183,339,443,485,55,26,444,467,181,40,366,394,221,201,154,77,86,303,440,190,236,410,247,41,167,276,298,361,348,4,308,342,25,378,404,427,448,151,352,370,95,361,10,404,202,296,130,94,66,458,212,202,129,215,383,482,268,154,19,341,146,380,489,202,397,335,382,15,94,65,448,407,106,275,458,195,321,391,370,25,367,71,485,418,378,38,352,89,330,480,53,423,266,476,438,399,240,337,105,46,353,477,245,169,228,229,53,393,446,316,216,336,21,485,430,306,381,234,397,407,342,267,396,500,268,273,135,343,240,492,308,135,24,190,266,305,167,304,204,253,9,370,285,167,355,253,315,59,48,436,462,11,77,306,3,165,91,78,427,91,407,492,142,469,390,277,385,499,231,203,296,286,478,306,164,182,19,290,364,279,443,192,91,481,237,258,434,356,385,108,429,412,39,11,209,91,34,412,120,83,344,460,340,251,435,183,434,158,237,358,430,118,52,36,172,76,390,447,392,320,393,277,33,492,151,471,440,92,310,303,448,158,151,300,440,419,251,187,84,106,79,381,384,147</text:p>
      <text:p text:style-name="P1"/>
      <text:p text:style-name="P1">461,429,215,369,422,244,414,256,368,257,245,423,238,53,12,67,60,81,412,498,134,335,180,139,469,109,25,166,256,274,386,409,282,226,291,73,178,27,164,101,104,469,373,319,181,275,158,265,409,253,103,3,294,331,280,459,437,25,220,137,387,171,168,420,51,113,378,139,496,350,287,493,361,285,193,111,395,333,173,307,441,274,308,329,449,143,56,120,197,214,6,108,322,500,368,265,105,334,291,310,300,180,314,4,292,380,409,252,100,450,345,369,378,341,7,315,495,134,7,312,249,157,500,489,296,114,380,225,473,382,366,235,194,332,96,497,73,389,55,7,438,332,44,139,301,90,237,213,99,472,28,16,56,23,204,434,428,186,222,442,268,193,9,445,461,452,411,27,272,160,460,6,317,43,182,361,324,235,33,421,280,407,148,356,404,98,282,364,396,204,27,178,398,354,231,40,289,18,443,315,223,321,428,60,425,393,380,336,3,393,459,394,274,114,100,139,344,203,53,182,341,346,193,284,431,129,387,403,109,308,62,221,434,173,363,25,406,471,417,211,381,434,465,221,138,233,476,190,471,364,22,335,123,50,231,339,459,72,424,127,493,96,98,101,434,465,289,403,248,364,431,115,101,124,499,468,484,238,148,366,448,150,314,500,331,453,436,132,191,339,368,255,330,362,355,19,423,492,325,459,276,405,258,330,248,236,212,10,253,196,172,127,412,367,438,97,419,407,286,452,129,392,325,220,119,331,292,109,415,349,174,207,470,468,223,22,<text:soft-page-break/>299,280,42,149,467,488,466,192,385,342,365,162,372,264,413,349,384,157,484,475,299,480,18,394,275,286,262,496,230,149,446,213,18,425,321,474,289,445,311,491,163,450,431,185,351,319,152,59,489,87,28,237,351,459,495,206,79,272,259,135,168,14,457,356,388,175,253,62,428,70,410,155,76,386,55,206,205,221,332,462,68,342,348,261,322,347,191,405,8,275,487,317,286,139,408,175,478,455,444,290,176,296,2,393,13,386,180,252,237,293,21,240,320,487,43,223,178,350,367,1,100,477,441,166,71,204,190,215,186,277,71,306,455,393,473,183,475,330,198,164,300,493,84,446,78,343,54,245,265,1,81,386,457,179,268,405,317,51,446,122,144,256,97,39,168,239,314,492,460,391,155,12,285,472,12,457,493,251,213,474,420,290,75,260,134,370,350,414,489,223,380,418,460,228,457,439,181,307,20,240,216,251,426,193,118,171,289,326,338,254,423,71,297,163,271,433,41,124,52,378,449,163,309,297,88,32,259,133,125,476,333,95,232,50,148,95,157,397,443,54,130,481,181,359,128,79,383,458,207,487,57,438,77,42,476,453,346,487,310,399,483,64,470,59,282,191,435,95,41,10,76,330,384,188,66,269,271,412,137,482,485,500,476,134,43,47,416,55,457,349,381,36,447,292,441,157,111,206,367,440,331,405,255,262,36,354,340,237,322,380,450,85,491,316,5,51,3,398,376,156,480,205,122,146,160,155,147,364,173,62,403,126,174,370,168,440,142,82,90,480,277,115,35,234,307,58,408,379,154,473,22,194,242,205,103,233,301,478,24,41,444,405,281,406,9,471,68,331,180,39,497,238,33,288,78,319,196,348,81,269,139,95,426,162,348,476,365,157,142,361,292,85,145,459,197,222,170,156,339,284,32,101,308,74,66,64,362,360,280,108,305,303,219,351,234,392,323,376,248,215,280,476,412,480,325,239,237,481,389,154,425,99,493,381,22,45,267,272,68,328,77,457,234,190,297,281,273,362,348,215,408,439,333,294,155,374,23,90,428,436,455,53,219,468,304,382,353,184,408,44,464,187,324,55,45,336,249,161,484,282,190,295,423,433,193,475,472,290,287,365,223,356,260,386,489,441,473,440,495,359,41,78,59,440,344,6,156,1,402,496,180,130,162,58,216,455,340,184,18,74,471,24,237,151,465,160,291,277,87,396,321,380,499,35,118,108,46,265,481,310,196,224,321,224,355,98,487,77,231,351,447,230,311,368,426,389,172,217,151,377,449,268,139,82,221,53,265,304,275,310,335,149,196,162,43,118,32,282,355,354,150,83,58,105,455,106,226,278,496,76,427,232,346,79,146,318,312,383,43,209,91,267,410,384,481,38,477,127,266,332,260,468,442,413,243,57,376,141,324,33,8,17,418,81,394,414,69,175,97,488,478,369,42,426,198,379,416,461,471,201,160,96,57,66,241,170,477,352,300,337,20,277,498,251,295,205,330,282,115,441,45,201,361,2,116,281,212,326,331,308,312,437,273,313,271,500,128,456,313,173,415,350,187,217,257,338,457,277,83,343,269,480,193,141,95,332,15,201,173,360,7,124,228,317,351,114,173,68,496,487,185,12,141,481,430,491,388,363,438,66,72,270,328,257,332,457,353,487,122,15,181,134,494,390,414,212,85,143,326,409,136,401,307,468,246,34,20,308,465,131,282,419,425,279,366,120,169,476,63,154,29,47,406,19,423,200,239,244,6,2,274,415,17,391,84,334,239,470,270,270,484,93,351,385,393,16,23,37,416,263,339,481,47,302,282,69,324,442,105,337,194,122,465,247,204,57,168,288,395,344,351,343,236,479,483,160,375,417,434,373,443,397,480,336,231,496,493,80,398,288,47,462,150,209,72,474,235,314,487,21,389,164,488,465,362,112,205,471,311,165,84,320,195,109,399,131,440,179,426,269,218,435,121,272,116,55,407,145,379,90,454,424,118,398,62,71,390,314,290,10,278,226,80,430,203,305,261,467,475,154,11,131,6,17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18:00:46.673895128</meta:creation-date>
    <dc:date>2020-07-19T23:23:46.725548303</dc:date>
    <meta:editing-duration>PT1H27M10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3" meta:paragraph-count="6" meta:word-count="7" meta:character-count="12072" meta:non-whitespace-character-count="12071"/>
  </office:meta>
</office:document-meta>
</file>